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peline {</text:p>
      <text:p text:style-name="Standard"><text:s text:c="2"/>agent any</text:p>
      <text:p text:style-name="Standard"/>
      <text:p text:style-name="Standard"><text:s text:c="2"/>stages{</text:p>
      <text:p text:style-name="Standard"><text:s text:c="4"/>stage("scm"){</text:p>
      <text:p text:style-name="Standard"><text:s text:c="6"/>steps{</text:p>
      <text:p text:style-name="Standard"><text:s text:c="8"/>git url: 'https://github.com/ADI605/pipeline.git'</text:p>
      <text:p text:style-name="Standard"><text:s text:c="6"/>}</text:p>
      <text:p text:style-name="Standard"><text:s text:c="4"/>}</text:p>
      <text:p text:style-name="Standard"><text:s text:c="4"/>stage("Archiving the Artifacts"){</text:p>
      <text:p text:style-name="Standard"><text:s text:c="6"/>steps{</text:p>
      <text:p text:style-name="Standard"><text:s text:c="8"/>archiveArtifacts '**/*.html'</text:p>
      <text:p text:style-name="Standard"><text:s text:c="6"/>}</text:p>
      <text:p text:style-name="Standard"><text:s text:c="4"/>}</text:p>
      <text:p text:style-name="Standard"><text:s text:c="4"/>stage('Build'){</text:p>
      <text:p text:style-name="Standard"><text:s text:c="6"/>steps{</text:p>
      <text:p text:style-name="Standard"><text:s text:c="8"/>sshPublisher(publishers:[sshPublisherDesc(configName:'webserver', transfers: [sshTransfer(excludes: '', execCommand: '', execTimeout: 120000, flatten: true, makeEmptyDirs: false, noDefaultExcludes: false, patternSeparator: '[, ]+', remoteDirectory: '', remoteDirectorySDF: false, removePrefix: '', sourceFiles: '**/*.html')], usePromotionTimestamp: false, useWorkspaceInPromotion: false, verbose: true)])</text:p>
      <text:p text:style-name="Standard"><text:s text:c="6"/>}</text:p>
      <text:p text:style-name="Standard"><text:s text:c="4"/>}</text:p>
      <text:p text:style-name="Standard"><text:s text:c="2"/>}</text:p>
      <text:p text:style-name="Standard">}</text:p>
      <text:p text:style-name="Standard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12:02:43.761066271</meta:creation-date>
    <dc:date>2021-10-02T12:03:35.259372648</dc:date>
    <meta:editing-duration>PT54S</meta:editing-duration>
    <meta:editing-cycles>1</meta:editing-cycles>
    <meta:document-statistic meta:table-count="0" meta:image-count="0" meta:object-count="0" meta:page-count="1" meta:paragraph-count="21" meta:word-count="57" meta:character-count="688" meta:non-whitespace-character-count="557"/>
    <meta:generator>LibreOffice/6.4.6.2$Linux_X86_64 LibreOffice_project/40$Build-2</meta:generator>
  </office:meta>
</office:document-meta>
</file>